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29.16mm"/>
    </style:style>
    <style:style style:name="co4" style:family="table-column">
      <style:table-column-properties fo:break-before="auto" style:column-width="33.14mm"/>
    </style:style>
    <style:style style:name="co5" style:family="table-column">
      <style:table-column-properties fo:break-before="auto" style:column-width="43.11mm"/>
    </style:style>
    <style:style style:name="co6" style:family="table-column">
      <style:table-column-properties fo:break-before="auto" style:column-width="28.15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17.7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 style:font-name-complex="Arial"/>
    </style:style>
    <style:style style:name="T4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 style:text-underline-style="solid" style:text-underline-width="auto" style:text-underline-color="font-color"/>
    </style:style>
    <style:style style:name="T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solid" style:text-underline-width="auto" style:text-underline-color="font-color" style:font-name="Arial" style:font-name-complex="Arial"/>
    </style:style>
    <style:style style:name="T7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none" style:text-underline-color="font-color" style:font-name-asian="標楷體"/>
    </style:style>
    <style:style style:name="T8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1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11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solid" style:text-underline-width="auto" style:text-underline-color="font-color" style:font-name-complex="Arial"/>
    </style:style>
    <style:style style:name="T12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ce9"/>
        <table:table-column table:style-name="co2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245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行車記錄表</text:p>
          </table:table-cell>
          <table:covered-table-cell table:number-columns-repeated="11"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區域單位</text:p>
          </table:table-cell>
          <table:table-cell table:style-name="ce12" table:number-columns-repeated="8"/>
          <table:table-cell table:style-name="ce21" office:value-type="string" calcext:value-type="string" table:number-columns-spanned="2" table:number-rows-spanned="1">
            <text:p>年　　月　　日</text:p>
          </table:table-cell>
          <table:covered-table-cell table:style-name="ce22"/>
          <table:table-cell table:style-name="ce12"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出發時間</text:p>
          </table:table-cell>
          <table:covered-table-cell table:style-name="ce13"/>
          <table:table-cell table:style-name="ce19" office:value-type="string" calcext:value-type="string">
            <text:p>出<text:span text:style-name="T8">  </text:span><text:span text:style-name="T9">發</text:span></text:p>
          </table:table-cell>
          <table:table-cell table:style-name="ce19" office:value-type="string" calcext:value-type="string">
            <text:p>出發時</text:p>
          </table:table-cell>
          <table:table-cell table:style-name="ce3" office:value-type="string" calcext:value-type="string" table:number-columns-spanned="1" table:number-rows-spanned="2">
            <text:p>行<text:span text:style-name="T8">  </text:span><text:span text:style-name="T9">車</text:span><text:span text:style-name="T10">  </text:span><text:span text:style-name="T9">任</text:span><text:span text:style-name="T10">  </text:span><text:span text:style-name="T9">務</text:span></text:p>
          </table:table-cell>
          <table:table-cell table:style-name="ce3" office:value-type="string" calcext:value-type="string" table:number-columns-spanned="2" table:number-rows-spanned="1">
            <text:p>到達時間</text:p>
          </table:table-cell>
          <table:covered-table-cell table:style-name="ce13"/>
          <table:table-cell table:style-name="ce3" office:value-type="string" calcext:value-type="string" table:number-columns-spanned="1" table:number-rows-spanned="2">
            <text:p>到達地點及店號名</text:p>
          </table:table-cell>
          <table:table-cell table:style-name="ce19" office:value-type="string" calcext:value-type="string">
            <text:p>到達時</text:p>
          </table:table-cell>
          <table:table-cell table:style-name="ce19" office:value-type="string" calcext:value-type="string">
            <text:p>本行程</text:p>
          </table:table-cell>
          <table:table-cell table:style-name="ce3" office:value-type="string" calcext:value-type="string" table:number-columns-spanned="1" table:number-rows-spanned="2">
            <text:p>運輸件數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style-name="ce12" table:number-columns-repeated="1012"/>
        </table:table-row>
        <table:table-row table:style-name="ro3">
          <table:table-cell table:style-name="ce4" office:value-type="string" calcext:value-type="string">
            <text:p>時</text:p>
          </table:table-cell>
          <table:table-cell table:style-name="ce14" office:value-type="string" calcext:value-type="string">
            <text:p>分</text:p>
          </table:table-cell>
          <table:table-cell table:style-name="ce14" office:value-type="string" calcext:value-type="string">
            <text:p>地<text:span text:style-name="T8">  </text:span><text:span text:style-name="T9">點</text:span></text:p>
          </table:table-cell>
          <table:table-cell table:style-name="ce14" office:value-type="string" calcext:value-type="string">
            <text:p>碼表數</text:p>
          </table:table-cell>
          <table:covered-table-cell table:style-name="ce20"/>
          <table:table-cell table:style-name="ce14" office:value-type="string" calcext:value-type="string">
            <text:p>時</text:p>
          </table:table-cell>
          <table:table-cell table:style-name="ce14" office:value-type="string" calcext:value-type="string">
            <text:p>分</text:p>
          </table:table-cell>
          <table:covered-table-cell table:style-name="ce20"/>
          <table:table-cell table:number-columns-repeated="2" table:style-name="ce14" office:value-type="string" calcext:value-type="string">
            <text:p>公里數</text:p>
          </table:table-cell>
          <table:covered-table-cell table:number-columns-repeated="2" table:style-name="ce20"/>
          <table:table-cell table:style-name="ce12" table:number-columns-repeated="1012"/>
        </table:table-row>
        <table:table-row table:style-name="ro3" table:number-rows-repeated="14">
          <table:table-cell table:style-name="ce5"/>
          <table:table-cell table:style-name="ce15" table:number-columns-repeated="11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12" table:number-rows-spanned="1">
            <text:p>昨日碼表數：<text:span text:style-name="T1">＿＿＿＿＿</text:span><text:span text:style-name="T2">公里</text:span><text:span text:style-name="T3">        </text:span><text:span text:style-name="T4">運輸總家數：</text:span><text:span text:style-name="T5">＿＿＿＿＿</text:span><text:span text:style-name="T6"> </text:span><text:span text:style-name="T7">家</text:span><text:span text:style-name="T3">        </text:span><text:span text:style-name="T4">用</text:span><text:span text:style-name="T3">   </text:span><text:span text:style-name="T4">油</text:span><text:span text:style-name="T3">   </text:span><text:span text:style-name="T4">量：＿＿＿＿＿＿</text:span></text:p>
          </table:table-cell>
          <table:covered-table-cell table:number-columns-repeated="10" table:style-name="ce16"/>
          <table:covered-table-cell table:style-name="ce23"/>
          <table:table-cell table:style-name="ce12" table:number-columns-repeated="1012"/>
        </table:table-row>
        <table:table-row table:style-name="ro3">
          <table:table-cell table:style-name="ce7" office:value-type="string" calcext:value-type="string" table:number-columns-spanned="12" table:number-rows-spanned="1">
            <text:p>購<text:span text:style-name="T8"> </text:span><text:span text:style-name="T9">油</text:span><text:span text:style-name="T10"> </text:span><text:span text:style-name="T9">金</text:span><text:span text:style-name="T10"> </text:span><text:span text:style-name="T9">額：＿＿＿＿＿</text:span></text:p>
          </table:table-cell>
          <table:covered-table-cell table:number-columns-repeated="10" table:style-name="ce17"/>
          <table:covered-table-cell table:style-name="ce24"/>
          <table:table-cell table:style-name="ce12" table:number-columns-repeated="1012"/>
        </table:table-row>
        <table:table-row table:style-name="ro3">
          <table:table-cell table:style-name="ce7" office:value-type="string" calcext:value-type="string" table:number-columns-spanned="12" table:number-rows-spanned="1">
            <text:p>本日碼表數：＿＿＿＿＿＿公里<text:span text:style-name="T8">        </text:span><text:span text:style-name="T9">運輸總件數：＿＿＿＿＿件</text:span><text:span text:style-name="T10">        </text:span><text:span text:style-name="T9">修</text:span><text:span text:style-name="T10"> </text:span><text:span text:style-name="T9">車</text:span><text:span text:style-name="T10"> </text:span><text:span text:style-name="T9">金</text:span><text:span text:style-name="T10"> </text:span><text:span text:style-name="T9">額：</text:span><text:span text:style-name="T11"> </text:span><text:span text:style-name="T7">＿＿＿＿＿</text:span></text:p>
          </table:table-cell>
          <table:covered-table-cell table:number-columns-repeated="10" table:style-name="ce17"/>
          <table:covered-table-cell table:style-name="ce24"/>
          <table:table-cell table:style-name="ce12" table:number-columns-repeated="1012"/>
        </table:table-row>
        <table:table-row table:style-name="ro3">
          <table:table-cell table:style-name="ce7" office:value-type="string" calcext:value-type="string" table:number-columns-spanned="12" table:number-rows-spanned="1">
            <text:p>其它開支金額：<text:span text:style-name="T12"> </text:span><text:span text:style-name="T7">＿＿＿＿＿</text:span></text:p>
          </table:table-cell>
          <table:covered-table-cell table:number-columns-repeated="10" table:style-name="ce17"/>
          <table:covered-table-cell table:style-name="ce24"/>
          <table:table-cell table:style-name="ce12" table:number-columns-repeated="1012"/>
        </table:table-row>
        <table:table-row table:style-name="ro3">
          <table:table-cell table:style-name="ce7" office:value-type="string" calcext:value-type="string" table:number-columns-spanned="12" table:number-rows-spanned="1">
            <text:p>今<text:span text:style-name="T8"> </text:span><text:span text:style-name="T9">日</text:span><text:span text:style-name="T10"> </text:span><text:span text:style-name="T9">行</text:span><text:span text:style-name="T10"> </text:span><text:span text:style-name="T9">程</text:span><text:span text:style-name="T10">                       </text:span><text:span text:style-name="T9">運輸總金額：＿＿＿＿＿元</text:span><text:span text:style-name="T10">        </text:span><text:span text:style-name="T9">總</text:span><text:span text:style-name="T10">        </text:span><text:span text:style-name="T9">計：</text:span><text:span text:style-name="T11"> </text:span><text:span text:style-name="T7">＿＿＿＿＿</text:span></text:p>
          </table:table-cell>
          <table:covered-table-cell table:number-columns-repeated="10" table:style-name="ce17"/>
          <table:covered-table-cell table:style-name="ce24"/>
          <table:table-cell table:style-name="ce12" table:number-columns-repeated="1012"/>
        </table:table-row>
        <table:table-row table:style-name="ro3">
          <table:table-cell table:style-name="ce8" office:value-type="string" calcext:value-type="string" table:number-columns-spanned="12" table:number-rows-spanned="1">
            <text:p>總<text:span text:style-name="T8"> </text:span><text:span text:style-name="T9">公</text:span><text:span text:style-name="T10"> </text:span><text:span text:style-name="T9">里</text:span><text:span text:style-name="T10"> </text:span><text:span text:style-name="T9">數：＿＿＿＿＿</text:span><text:span text:style-name="T11"> </text:span><text:span text:style-name="T7">公里</text:span><text:span text:style-name="T3"> </text:span></text:p>
          </table:table-cell>
          <table:covered-table-cell table:number-columns-repeated="10" table:style-name="ce18"/>
          <table:covered-table-cell table:style-name="ce25"/>
          <table:table-cell table:style-name="ce12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number-columns-repeated="1023"/>
        </table:table-row>
        <table:table-row table:style-name="ro3" table:number-rows-repeated="1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01:35</meta:creation-date>
    <dc:creator>Joyce</dc:creator>
    <dc:date>2004-04-19T15:21:52</dc:date>
    <meta:print-date>2004-04-19T15:21:44</meta:print-date>
    <meta:document-statistic meta:table-count="3" meta:cell-count="27" meta:object-count="0"/>
    <meta:generator>LibreOffice/5.1.1.3$Windows_x86 LibreOffice_project/89f508ef3ecebd2cfb8e1def0f0ba9a803b88a6d</meta:generator>
  </office:meta>
</office:document-meta>
</file>